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cess Point</text:p>
      <text:p text:style-name="Standard"/>
      <text:p text:style-name="Standard">Caracteristicas</text:p>
      <text:p text:style-name="Standard"/>
      <text:p text:style-name="Standard">Norma 802.11n </text:p>
      <text:p text:style-name="Standard">Compatibildiad con alimentancion POE</text:p>
      <text:p text:style-name="Standard">Seguridad WPA2</text:p>
      <text:p text:style-name="Standard">Marcas tipo CISCO o <text:s/>similar</text:p>
      <text:p text:style-name="Standard"/>
      <text:p text:style-name="Standard">250x6x24 = $36.000</text:p>
      <text:p text:style-name="Standard"/>
      <text:p text:style-name="Standard"/>
      <text:p text:style-name="Standard">marcas y modelos <text:s/>a ver:</text:p>
      <text:p text:style-name="Standard"/>
      <text:p text:style-name="Standard"><text:tab/>CISCO AP – 541N</text:p>
      <text:p text:style-name="Standard"/>
      <text:p text:style-name="Standard"><text:tab/>CISCO </text:p>
      <text:p text:style-name="Standard"/>
      <text:p text:style-name="Standard"/>
      <text:p text:style-name="Standard"/>
      <text:p text:style-name="Standard">C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9:36:27</meta:creation-date>
    <dc:date>2013-04-08T12:46:21</dc:date>
    <meta:editing-duration>PT2H15M</meta:editing-duration>
    <meta:editing-cycles>1</meta:editing-cycles>
    <meta:document-statistic meta:table-count="0" meta:image-count="0" meta:object-count="0" meta:page-count="1" meta:paragraph-count="11" meta:word-count="30" meta:character-count="187" meta:non-whitespace-character-count="162"/>
    <meta:generator>LibreOffice/3.5$Linux_X86_64 LibreOffice_project/350m1$Build-2</meta:generator>
  </office:meta>
</office:document-meta>
</file>